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paragraph-properties fo:line-height="100%" fo:text-align="center" style:justify-single-word="false" fo:orphans="0" fo:widows="0" fo:padding="0cm" fo:border="none"/>
      <style:text-properties fo:color="#5f4879" fo:font-size="20pt" fo:font-weight="bold" style:font-size-asian="20pt" style:font-weight-asian="bold" style:font-size-complex="20pt"/>
    </style:style>
    <style:style style:name="P3" style:family="paragraph" style:parent-style-name="Standard">
      <style:paragraph-properties fo:margin-left="6.174cm" fo:margin-right="0cm" fo:line-height="100%" fo:orphans="0" fo:widows="0" fo:text-indent="0cm" style:auto-text-indent="false" fo:padding="0cm" fo:border="none"/>
    </style:style>
    <style:style style:name="P4" style:family="paragraph" style:parent-style-name="Standard">
      <style:paragraph-properties fo:margin-left="0.967cm" fo:margin-right="0cm" fo:margin-top="1.427cm" fo:margin-bottom="0cm" fo:line-height="100%" fo:orphans="0" fo:widows="0" fo:text-indent="0cm" style:auto-text-indent="false" fo:padding="0cm" fo:border="none"/>
    </style:style>
    <style:style style:name="P5" style:family="paragraph" style:parent-style-name="Standard">
      <style:paragraph-properties fo:margin-left="1.011cm" fo:margin-right="1.268cm" fo:margin-top="0.314cm" fo:margin-bottom="0cm" fo:line-height="103%" fo:text-align="justify" style:justify-single-word="false" fo:orphans="0" fo:widows="0" fo:text-indent="0.004cm" style:auto-text-indent="false" fo:padding="0cm" fo:border="none"/>
    </style:style>
    <style:style style:name="P6" style:family="paragraph" style:parent-style-name="Standard">
      <style:paragraph-properties fo:margin-left="1.988cm" fo:margin-right="0cm" fo:margin-top="0.261cm" fo:margin-bottom="0cm" fo:line-height="100%" fo:orphans="0" fo:widows="0" fo:text-indent="0cm" style:auto-text-indent="false" fo:padding="0cm" fo:border="none"/>
    </style:style>
    <style:style style:name="P7" style:family="paragraph" style:parent-style-name="Standard">
      <style:paragraph-properties fo:margin-left="1.956cm" fo:margin-right="0cm" fo:margin-top="0.03cm" fo:margin-bottom="0cm" fo:line-height="100%" fo:orphans="0" fo:widows="0" fo:text-indent="0cm" style:auto-text-indent="false" fo:padding="0cm" fo:border="none"/>
    </style:style>
    <style:style style:name="P8" style:family="paragraph" style:parent-style-name="Standard">
      <style:paragraph-properties fo:margin-left="1.961cm" fo:margin-right="0cm" fo:margin-top="0.03cm" fo:margin-bottom="0cm" fo:line-height="100%" fo:orphans="0" fo:widows="0" fo:text-indent="0cm" style:auto-text-indent="false" fo:padding="0cm" fo:border="none"/>
    </style:style>
    <style:style style:name="P9" style:family="paragraph" style:parent-style-name="Standard">
      <style:paragraph-properties fo:margin-left="1.949cm" fo:margin-right="0cm" fo:margin-top="0.018cm" fo:margin-bottom="0cm" fo:line-height="100%" fo:orphans="0" fo:widows="0" fo:text-indent="0cm" style:auto-text-indent="false" fo:padding="0cm" fo:border="none"/>
    </style:style>
    <style:style style:name="P10" style:family="paragraph" style:parent-style-name="Standard">
      <style:paragraph-properties fo:margin-left="1.949cm" fo:margin-right="0cm" fo:margin-top="0.018cm" fo:margin-bottom="0cm" fo:line-height="100%" fo:orphans="0" fo:widows="0" fo:text-indent="0cm" style:auto-text-indent="false" fo:padding="0cm" fo:border="none"/>
      <style:text-properties fo:color="#575757"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left="0.224cm" fo:margin-right="0cm" fo:line-height="100%" fo:orphans="0" fo:widows="0" fo:text-indent="0cm" style:auto-text-indent="false" fo:padding="0cm" fo:border="none"/>
    </style:style>
    <style:style style:name="P12" style:family="paragraph" style:parent-style-name="Standard">
      <style:paragraph-properties fo:margin-left="0.219cm" fo:margin-right="0cm" fo:line-height="100%" fo:orphans="0" fo:widows="0" fo:text-indent="0cm" style:auto-text-indent="false" fo:padding="0cm" fo:border="none"/>
    </style:style>
    <style:style style:name="P13" style:family="paragraph" style:parent-style-name="Standard">
      <style:paragraph-properties fo:margin-left="0.219cm" fo:margin-right="0cm" fo:line-height="100%" fo:orphans="0" fo:widows="0" fo:text-indent="0cm" style:auto-text-indent="false" fo:padding="0cm" fo:border="non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0.219cm" fo:margin-right="1.067cm" fo:line-height="95%" fo:orphans="0" fo:widows="0" fo:text-indent="0.002cm" style:auto-text-indent="false" fo:padding="0cm" fo:border="none"/>
    </style:style>
    <style:style style:name="P15" style:family="paragraph" style:parent-style-name="Standard">
      <style:paragraph-properties fo:margin-left="0.159cm" fo:margin-right="0.079cm" fo:text-indent="0cm" style:auto-text-indent="false"/>
    </style:style>
    <style:style style:name="P16" style:family="paragraph" style:parent-style-name="Standard">
      <style:paragraph-properties fo:margin-left="0.159cm" fo:margin-right="0.079cm" fo:text-indent="0cm" style:auto-text-indent="false"/>
      <style:text-properties fo:color="#202122" style:font-name="Times New Roman" fo:font-size="8pt" fo:background-color="#ffffff" style:font-name-asian="Times New Roman1" style:font-size-asian="8pt" style:font-name-complex="Times New Roman1" style:font-size-complex="8pt"/>
    </style:style>
    <style:style style:name="P17" style:family="paragraph" style:parent-style-name="Standard">
      <style:paragraph-properties fo:margin-left="0.159cm" fo:margin-right="0.079cm" fo:line-height="95%" fo:orphans="0" fo:widows="0" fo:text-indent="0cm" style:auto-text-indent="false" fo:padding="0cm" fo:border="none"/>
    </style:style>
    <style:style style:name="P18" style:family="paragraph" style:parent-style-name="Standard">
      <style:paragraph-properties fo:margin-left="0.219cm" fo:margin-right="1.168cm" fo:margin-top="0.579cm" fo:margin-bottom="0cm" fo:line-height="95%" fo:orphans="0" fo:widows="0" fo:text-indent="0.011cm" style:auto-text-indent="false" fo:padding="0cm" fo:border="none"/>
    </style:style>
    <style:style style:name="P19" style:family="paragraph" style:parent-style-name="Standard">
      <style:paragraph-properties fo:margin-left="0.219cm" fo:margin-right="1.168cm" fo:line-height="95%" fo:orphans="0" fo:widows="0" fo:text-indent="-0.06cm" style:auto-text-indent="false" fo:padding="0cm" fo:border="none"/>
    </style:style>
    <style:style style:name="P20" style:family="paragraph" style:parent-style-name="Standard">
      <style:paragraph-properties fo:margin-left="0.219cm" fo:margin-right="1.168cm" fo:line-height="95%" fo:orphans="0" fo:widows="0" fo:text-indent="-0.06cm" style:auto-text-indent="false" fo:padding="0cm" fo:border="none"/>
      <style:text-properties style:font-name="Times New Roman" fo:font-size="8pt" style:font-name-asian="Times New Roman1" style:font-size-asian="8pt" style:font-name-complex="Times New Roman1" style:font-size-complex="8pt"/>
    </style:style>
    <style:style style:name="P21" style:family="paragraph" style:parent-style-name="Standard">
      <style:paragraph-properties fo:margin-left="0.219cm" fo:margin-right="1.109cm" fo:line-height="95%" fo:orphans="0" fo:widows="0" fo:text-indent="-0.06cm" style:auto-text-indent="false"/>
    </style:style>
    <style:style style:name="P22" style:family="paragraph" style:parent-style-name="Standard">
      <style:paragraph-properties fo:margin-left="0.219cm" fo:margin-right="1.109cm" fo:line-height="95%" fo:orphans="0" fo:widows="0" fo:text-indent="-0.06cm" style:auto-text-indent="false" fo:padding="0cm" fo:border="none"/>
    </style:style>
    <style:style style:name="P23" style:family="paragraph" style:parent-style-name="Standard">
      <style:paragraph-properties fo:margin-left="0.219cm" fo:margin-right="1.109cm" fo:line-height="95%" fo:orphans="0" fo:widows="0" fo:text-indent="-0.06cm" style:auto-text-indent="false" fo:padding="0cm" fo:border="none"/>
      <style:text-properties style:font-name="Times New Roman" fo:font-size="8pt" style:font-name-asian="Times New Roman1" style:font-size-asian="8pt" style:font-name-complex="Times New Roman1" style:font-size-complex="8pt"/>
    </style:style>
    <style:style style:name="P24" style:family="paragraph" style:parent-style-name="Standard">
      <style:paragraph-properties fo:margin-left="0.219cm" fo:margin-right="1.109cm" fo:line-height="95%" fo:orphans="0" fo:widows="0" fo:text-indent="-0.06cm" style:auto-text-indent="false" fo:padding="0cm" fo:border="none"/>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P25" style:family="paragraph" style:parent-style-name="Standard" style:list-style-name="WWNum2">
      <style:paragraph-properties fo:margin-left="0cm" fo:margin-right="1.109cm" fo:line-height="95%" fo:orphans="0" fo:widows="0" fo:text-indent="0cm" style:auto-text-indent="false"/>
    </style:style>
    <style:style style:name="P26" style:family="paragraph" style:parent-style-name="Standard" style:list-style-name="WWNum3">
      <style:paragraph-properties fo:margin-left="0cm" fo:margin-right="1.109cm" fo:line-height="95%" fo:orphans="0" fo:widows="0" fo:text-indent="0cm" style:auto-text-indent="false"/>
    </style:style>
    <style:style style:name="P27" style:family="paragraph" style:parent-style-name="Standard" style:list-style-name="WWNum4">
      <style:paragraph-properties fo:margin-left="0cm" fo:margin-right="1.109cm" fo:line-height="95%" fo:orphans="0" fo:widows="0" fo:text-indent="0cm" style:auto-text-indent="false" fo:padding="0cm" fo:border="none"/>
    </style:style>
    <style:style style:name="P28" style:family="paragraph" style:parent-style-name="Standard">
      <style:paragraph-properties fo:margin-left="0.159cm" fo:margin-right="1.109cm" fo:line-height="95%" fo:orphans="0" fo:widows="0" fo:text-indent="0cm" style:auto-text-indent="false"/>
      <style:text-properties style:font-name="Times New Roman" fo:font-size="14pt" style:font-name-asian="Times New Roman1" style:font-size-asian="14pt" style:font-name-complex="Times New Roman1" style:font-size-complex="14pt"/>
    </style:style>
    <style:style style:name="P29" style:family="paragraph" style:parent-style-name="Standard">
      <style:paragraph-properties fo:margin-left="0.219cm" fo:margin-right="1.109cm" fo:margin-top="0.573cm" fo:margin-bottom="0cm" fo:line-height="95%" fo:orphans="0" fo:widows="0" fo:text-indent="0.011cm" style:auto-text-indent="false" fo:padding="0cm" fo:border="none"/>
    </style:style>
    <style:style style:name="P30" style:family="paragraph" style:parent-style-name="Standard">
      <style:paragraph-properties fo:margin-left="1.27cm" fo:margin-right="0cm" fo:text-indent="-1.111cm" style:auto-text-indent="false"/>
    </style:style>
    <style:style style:name="P31" style:family="paragraph" style:parent-style-name="Standard">
      <style:paragraph-properties fo:margin-left="1.27cm" fo:margin-right="0cm" fo:text-indent="-1.111cm" style:auto-text-indent="false"/>
      <style:text-properties style:font-name="Times New Roman" fo:font-size="8pt" style:font-name-asian="Times New Roman1" style:font-size-asian="8pt" style:font-name-complex="Times New Roman1" style:font-size-complex="8pt"/>
    </style:style>
    <style:style style:name="P32" style:family="paragraph" style:parent-style-name="Standard">
      <style:paragraph-properties fo:margin-left="0.219cm" fo:margin-right="1.75cm" fo:margin-top="0.582cm" fo:margin-bottom="0cm" fo:line-height="94%" fo:orphans="0" fo:widows="0" fo:text-indent="0cm" style:auto-text-indent="false" fo:padding="0cm" fo:border="none"/>
    </style:style>
    <style:style style:name="P33" style:family="paragraph" style:parent-style-name="Standard">
      <style:paragraph-properties fo:margin-left="0.222cm" fo:margin-right="0cm" fo:line-height="100%" fo:orphans="0" fo:widows="0" fo:text-indent="0cm" style:auto-text-indent="false" fo:padding="0cm" fo:border="none"/>
    </style:style>
    <style:style style:name="P34" style:family="paragraph" style:parent-style-name="Standard">
      <style:paragraph-properties fo:margin-left="0.222cm" fo:margin-right="0cm" fo:line-height="100%" fo:orphans="0" fo:widows="0" fo:text-indent="0cm" style:auto-text-indent="false" fo:padding="0cm" fo:border="none"/>
      <style:text-properties style:font-name="Times New Roman" fo:font-size="8pt" style:font-name-asian="Times New Roman1" style:font-size-asian="8pt" style:font-name-complex="Times New Roman1" style:font-size-complex="8pt"/>
    </style:style>
    <style:style style:name="P35" style:family="paragraph" style:parent-style-name="Standard">
      <style:paragraph-properties fo:margin-left="0.215cm" fo:margin-right="1.258cm" fo:line-height="95%" fo:orphans="0" fo:widows="0" fo:text-indent="0.014cm" style:auto-text-indent="false" fo:padding="0cm" fo:border="none"/>
    </style:style>
    <style:style style:name="P36" style:family="paragraph" style:parent-style-name="Standard">
      <style:paragraph-properties fo:margin-left="0.215cm" fo:margin-right="1.258cm" fo:line-height="95%" fo:orphans="0" fo:widows="0" fo:text-indent="0.014cm" style:auto-text-indent="false" fo:padding="0cm" fo:border="none"/>
      <style:text-properties style:font-name="Times New Roman" fo:font-size="8pt" style:font-name-asian="Times New Roman1" style:font-size-asian="8pt" style:font-name-complex="Times New Roman1" style:font-size-complex="8pt"/>
    </style:style>
    <style:style style:name="P37" style:family="paragraph" style:parent-style-name="Standard">
      <style:paragraph-properties fo:margin-left="0.963cm" fo:margin-right="0cm" fo:margin-top="0.905cm" fo:margin-bottom="0cm" fo:line-height="100%" fo:orphans="0" fo:widows="0" fo:text-indent="0cm" style:auto-text-indent="false" fo:padding="0cm" fo:border="none"/>
    </style:style>
    <style:style style:name="P38" style:family="paragraph" style:parent-style-name="Standard">
      <style:paragraph-properties fo:margin-left="2.207cm" fo:margin-right="1.965cm" fo:margin-top="0.411cm" fo:margin-bottom="0cm" fo:line-height="101%" fo:orphans="0" fo:widows="0" fo:text-indent="-0.584cm" style:auto-text-indent="false" fo:padding="0cm" fo:border="none"/>
    </style:style>
    <style:style style:name="P39" style:family="paragraph" style:parent-style-name="Standard">
      <style:paragraph-properties fo:margin-left="2.201cm" fo:margin-right="1.556cm" fo:margin-top="0.074cm" fo:margin-bottom="0cm" fo:line-height="101%" fo:orphans="0" fo:widows="0" fo:text-indent="-0.626cm" style:auto-text-indent="false" fo:padding="0cm" fo:border="none"/>
    </style:style>
    <style:style style:name="P40" style:family="paragraph" style:parent-style-name="Standard">
      <style:paragraph-properties fo:margin-left="2.201cm" fo:margin-right="1.842cm" fo:margin-top="0.071cm" fo:margin-bottom="0cm" fo:line-height="102%" fo:orphans="0" fo:widows="0" fo:text-indent="-0.616cm" style:auto-text-indent="false" fo:padding="0cm" fo:border="none"/>
    </style:style>
    <style:style style:name="P41" style:family="paragraph" style:parent-style-name="Standard">
      <style:paragraph-properties fo:margin-left="2.201cm" fo:margin-right="2.014cm" fo:margin-top="0.067cm" fo:margin-bottom="0cm" fo:line-height="101%" fo:text-align="justify" style:justify-single-word="false" fo:orphans="0" fo:widows="0" fo:text-indent="-0.628cm" style:auto-text-indent="false" fo:padding="0cm" fo:border="none"/>
    </style:style>
    <style:style style:name="P42" style:family="paragraph" style:parent-style-name="Standard">
      <style:paragraph-properties fo:margin-left="2.205cm" fo:margin-right="1.503cm" fo:line-height="103%" fo:orphans="0" fo:widows="0" fo:text-indent="-0.617cm" style:auto-text-indent="false" fo:padding="0cm" fo:border="none"/>
    </style:style>
    <style:style style:name="P43" style:family="paragraph" style:parent-style-name="Standard">
      <style:paragraph-properties fo:margin-left="2.21cm" fo:margin-right="2.505cm" fo:margin-top="0.051cm" fo:margin-bottom="0cm" fo:line-height="101%" fo:orphans="0" fo:widows="0" fo:text-indent="-0.624cm" style:auto-text-indent="false" fo:padding="0cm" fo:border="none"/>
    </style:style>
    <style:style style:name="P44" style:family="paragraph" style:parent-style-name="Standard">
      <style:paragraph-properties fo:margin-left="2.205cm" fo:margin-right="1.434cm" fo:margin-top="0.064cm" fo:margin-bottom="0cm" fo:line-height="101%" fo:text-align="justify" style:justify-single-word="false" fo:orphans="0" fo:widows="0" fo:text-indent="-0.623cm" style:auto-text-indent="false" fo:padding="0cm" fo:border="none"/>
    </style:style>
    <style:style style:name="P45" style:family="paragraph" style:parent-style-name="Standard">
      <style:paragraph-properties fo:margin-left="1.58cm" fo:margin-right="2.078cm" fo:margin-top="0.058cm" fo:margin-bottom="0cm" fo:line-height="102%" fo:orphans="0" fo:widows="0" fo:text-indent="0.012cm" style:auto-text-indent="false" fo:padding="0cm" fo:border="none"/>
    </style:style>
    <style:style style:name="P46" style:family="paragraph" style:parent-style-name="Standard">
      <style:paragraph-properties fo:margin-left="2.201cm" fo:margin-right="3.856cm" fo:margin-top="0.018cm" fo:margin-bottom="0cm" fo:line-height="103%" fo:orphans="0" fo:widows="0" fo:text-indent="-0.587cm" style:auto-text-indent="false" fo:padding="0cm" fo:border="none"/>
    </style:style>
    <style:style style:name="P47" style:family="paragraph" style:parent-style-name="Standard">
      <style:paragraph-properties fo:margin-left="0.018cm" fo:margin-right="0cm" fo:margin-top="1.672cm" fo:margin-bottom="0cm" fo:line-height="100%" fo:orphans="0" fo:widows="0" fo:text-indent="0cm" style:auto-text-indent="false" fo:padding="0cm" fo:border="none"/>
    </style:style>
    <style:style style:name="P48" style:family="paragraph" style:parent-style-name="Standard">
      <style:paragraph-properties fo:margin-left="0.025cm" fo:margin-right="0cm" fo:line-height="100%" fo:orphans="0" fo:widows="0" fo:text-indent="0cm" style:auto-text-indent="false" fo:padding="0cm" fo:border="none"/>
    </style:style>
    <style:style style:name="P49" style:family="paragraph" style:parent-style-name="Standard">
      <style:paragraph-properties fo:margin-left="0.009cm" fo:margin-right="0cm" fo:line-height="100%" fo:orphans="0" fo:widows="0" fo:text-indent="0cm" style:auto-text-indent="false" fo:padding="0cm" fo:border="none"/>
    </style:style>
    <style:style style:name="P50" style:family="paragraph" style:parent-style-name="Standard" style:master-page-name="Standard">
      <style:paragraph-properties fo:text-align="center" style:justify-single-word="false" style:page-number="auto"/>
    </style:style>
    <style:style style:name="T1" style:family="text">
      <style:text-properties fo:font-size="18pt" fo:font-weight="bold" style:font-size-asian="18pt" style:font-weight-asian="bold" style:font-size-complex="18pt"/>
    </style:style>
    <style:style style:name="T2" style:family="text">
      <style:text-properties fo:color="#4f81bc" style:font-name="Times New Roman" fo:font-size="18pt" style:font-name-asian="Times New Roman1" style:font-size-asian="18pt" style:font-name-complex="Times New Roman1" style:font-size-complex="18pt"/>
    </style:style>
    <style:style style:name="T3" style:family="text">
      <style:text-properties fo:color="#4f81bc" style:font-name="Times New Roman" fo:font-size="18pt" fo:font-style="italic" style:font-name-asian="Times New Roman1" style:font-size-asian="18pt" style:font-style-asian="italic" style:font-name-complex="Times New Roman1" style:font-size-complex="18pt"/>
    </style:style>
    <style:style style:name="T4" style:family="text">
      <style:text-properties fo:color="#4f81bc" style:font-name="Times New Roman" fo:font-size="14pt" fo:font-style="italic" style:font-name-asian="Times New Roman1" style:font-size-asian="14pt" style:font-style-asian="italic" style:font-name-complex="Times New Roman1"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4pt" fo:background-color="#ffffff" style:font-name-asian="Times New Roman1" style:font-size-asian="14pt" style:font-name-complex="Times New Roman1" style:font-size-complex="14pt"/>
    </style:style>
    <style:style style:name="T7"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8" style:family="text">
      <style:text-properties style:font-name="Times New Roman" fo:font-size="11.5pt" style:font-name-asian="Times New Roman1" style:font-size-asian="11.5pt" style:font-name-complex="Times New Roman1" style:font-size-complex="11.5pt"/>
    </style:style>
    <style:style style:name="T9" style:family="text">
      <style:text-properties fo:color="#1d665d" fo:font-size="14pt" style:text-underline-style="solid" style:text-underline-width="auto" style:text-underline-color="font-color" fo:font-weight="bold" style:font-size-asian="14pt" style:font-weight-asian="bold" style:font-size-complex="14pt"/>
    </style:style>
    <style:style style:name="T10" style:family="text">
      <style:text-properties fo:color="#1d665d" fo:font-size="14pt" fo:font-weight="bold" style:font-size-asian="14pt" style:font-weight-asian="bold" style:font-size-complex="14pt"/>
    </style:style>
    <style:style style:name="T11" style:family="text">
      <style:text-properties fo:color="#000000" style:font-name="Times New Roman" fo:font-size="15.5pt" style:text-underline-style="solid" style:text-underline-width="auto" style:text-underline-color="font-color" fo:font-weight="bold" style:font-name-asian="Times New Roman1" style:font-size-asian="15.5pt" style:font-weight-asian="bold" style:font-name-complex="Times New Roman1" style:font-size-complex="15.5pt"/>
    </style:style>
    <style:style style:name="T12" style:family="text">
      <style:text-properties fo:color="#000000" style:font-name="Times New Roman" fo:font-size="15.5pt" fo:font-weight="bold" style:font-name-asian="Times New Roman1" style:font-size-asian="15.5pt" style:font-weight-asian="bold" style:font-name-complex="Times New Roman1" style:font-size-complex="15.5pt"/>
    </style:style>
    <style:style style:name="T13" style:family="text">
      <style:text-properties fo:color="#000000" style:font-name="Times New Roman" fo:font-size="14pt" style:font-name-asian="Times New Roman1" style:font-size-asian="14pt" style:font-name-complex="Times New Roman1" style:font-size-complex="14pt"/>
    </style:style>
    <style:style style:name="T14" style:family="text">
      <style:text-properties fo:color="#000000"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15" style:family="text">
      <style:text-properties fo:color="#000000" style:font-name="Times New Roman" fo:font-size="21.5pt" fo:font-style="italic" style:text-underline-style="solid" style:text-underline-width="auto" style:text-underline-color="font-color" fo:font-weight="bold" style:font-name-asian="Times New Roman1" style:font-size-asian="21.5pt" style:font-style-asian="italic" style:font-weight-asian="bold" style:font-name-complex="Times New Roman1" style:font-size-complex="21.5pt"/>
    </style:style>
    <style:style style:name="T16" style:family="text">
      <style:text-properties fo:color="#000000" style:font-name="Times New Roman" fo:font-size="21.5pt" fo:font-style="italic" fo:font-weight="bold" style:font-name-asian="Times New Roman1" style:font-size-asian="21.5pt" style:font-style-asian="italic" style:font-weight-asian="bold" style:font-name-complex="Times New Roman1" style:font-size-complex="21.5pt"/>
    </style:style>
    <style:style style:name="T17" style:family="text">
      <style:text-properties fo:color="#000000" style:font-name="Times New Roman" fo:font-size="21.5pt" fo:font-weight="bold" style:font-name-asian="Times New Roman1" style:font-size-asian="21.5pt" style:font-weight-asian="bold" style:font-name-complex="Times New Roman1" style:font-size-complex="21.5pt"/>
    </style:style>
    <style:style style:name="T18" style:family="text">
      <style:text-properties fo:color="#000000" style:font-name="Noto Sans Symbols" fo:font-size="14pt" style:font-name-asian="Noto Sans Symbols1" style:font-size-asian="14pt" style:font-name-complex="Noto Sans Symbols1" style:font-size-complex="14pt"/>
    </style:style>
    <style:style style:name="T19" style:family="text">
      <style:text-properties fo:color="#202122" style:font-name="Times New Roman" fo:font-size="14pt" fo:background-color="#ffffff" style:font-name-asian="Times New Roman1" style:font-size-asian="14pt" style:font-name-complex="Times New Roman1" style:font-size-complex="14pt"/>
    </style:style>
    <style:style style:name="T20" style:family="text">
      <style:text-properties style:text-position="super 58%" style:font-name="Times New Roman" fo:font-size="14pt" style:font-name-asian="Times New Roman1" style:font-size-asian="14pt" style:font-name-complex="Times New Roman1" style:font-size-complex="14pt"/>
    </style:style>
    <style:style style:name="T21" style:family="text">
      <style:text-properties fo:color="#5f4879" fo:font-size="14pt" style:text-underline-style="solid" style:text-underline-width="auto" style:text-underline-color="font-color" fo:font-weight="bold" style:font-size-asian="14pt" style:font-weight-asian="bold" style:font-size-complex="14pt"/>
    </style:style>
    <style:style style:name="T22" style:family="text">
      <style:text-properties fo:color="#5f4879" fo:font-size="14pt" fo:font-weight="bold" style:font-size-asian="14pt" style:font-weight-asian="bold" style:font-size-complex="14pt"/>
    </style:style>
    <style:style style:name="T23" style:family="text">
      <style:text-properties fo:color="#575757" style:font-name="Noto Sans Symbols" fo:font-size="14pt" style:font-name-asian="Noto Sans Symbols1" style:font-size-asian="14pt" style:font-name-complex="Noto Sans Symbols1" style:font-size-complex="14pt"/>
    </style:style>
    <style:style style:name="T24" style:family="text">
      <style:text-properties fo:color="#575757" style:font-name="Noto Sans Symbols" fo:font-size="12pt" style:font-name-asian="Noto Sans Symbols1" style:font-size-asian="12pt" style:font-name-complex="Noto Sans Symbols1" style:font-size-complex="12pt"/>
    </style:style>
    <style:style style:name="T25" style:family="text">
      <style:text-properties fo:color="#575757" style:font-name="Times New Roman" fo:font-size="14pt" style:font-name-asian="Times New Roman1"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Data Structures and Algorithms (18CSC201J)</text:span></text:p>
      <text:p text:style-name="P3"><text:span text:style-name="T3">Rube Goldberg Machine</text:span><text:span text:style-name="T4"> </text:span></text:p>
      <text:p text:style-name="P4"><text:span text:style-name="T9">Description:</text:span><text:span text:style-name="T10"> </text:span></text:p>
      <text:p text:style-name="P5"><text:span text:style-name="T5">A Rube Goldberg Machine is a complex device that performs simple tasks in indirect and convoluted ways. We were to create a virtual Rube Goldberg <text:s/>Machine with ADTs like Dynamic Arrays, Queue, Stack, and Binary tree. Our program can support any number of entries. The data is read from a file and initially stored in a queue. It is then passed on to stacks and linked lists for <text:s/>further operations to be executed The data structures we selected are: </text:span></text:p>
      <text:p text:style-name="P6"><text:span text:style-name="T8">1. </text:span><text:span text:style-name="T5">Arrays </text:span></text:p>
      <text:p text:style-name="P7"><text:span text:style-name="T8">2. </text:span><text:span text:style-name="T5">Queue </text:span></text:p>
      <text:p text:style-name="P8"><text:span text:style-name="T8">3. </text:span><text:span text:style-name="T5">Stack </text:span></text:p>
      <text:p text:style-name="P9"><text:span text:style-name="T8">4. </text:span><text:span text:style-name="T5">Binary tree </text:span></text:p>
      <text:p text:style-name="P10"/>
      <text:p text:style-name="P11"><text:span text:style-name="T11">Working of the program:</text:span><text:span text:style-name="T12"> </text:span></text:p>
      <text:p text:style-name="P12"><text:span text:style-name="T13">Each ADT is concerned we have the following functions: </text:span></text:p>
      <text:p text:style-name="P13"/>
      <text:p text:style-name="P14"><text:span text:style-name="T14">LinkedList</text:span><text:span text:style-name="T13">: </text:span></text:p>
      <text:p text:style-name="P15"><text:span text:style-name="T6">A linked list is a linear data structure, in which the elements are not stored at contiguous memory locations. </text:span><text:span text:style-name="T19">It is a data structure consisting of a collection of nodes that together represent a sequence.</text:span><text:span text:style-name="T6"> It consists of nodes where each node contains a data field and a reference(link) to the next node in the list. </text:span><text:span text:style-name="T19">This structure allows for efficient insertion or removal of elements from any position in the sequence during iteration.</text:span></text:p>
      <text:p text:style-name="P16"/>
      <text:p text:style-name="P17"><text:span text:style-name="T13">LinkedList(): A constructor that initializes the head to NULL, <text:s/>changeHead(): Used to change the head to a given pointer, setData(): It will save</text:span><text:span text:style-name="T5"> </text:span><text:span text:style-name="T13">new data(name, age, dob) in a new node, firstNode(): Used for creating the first</text:span><text:span text:style-name="T5"> </text:span><text:span text:style-name="T13">node, Prepend(): Adds a new node in the front of the list, Append(): Adds a new</text:span><text:span text:style-name="T5"> </text:span><text:span text:style-name="T13">node </text:span><text:span text:style-name="T5">at</text:span><text:span text:style-name="T13"> the end of the list, Pop(): Removes an element from the list, popFirst(): Used</text:span><text:span text:style-name="T5"> </text:span><text:span text:style-name="T13">to pop the head from the list, sizeVal(): Returns the size of the list, HeadVal(): <text:s/>Returns a pointer to the head of the list. </text:span></text:p>
      <text:p text:style-name="P18"><text:span text:style-name="T14">Stack</text:span><text:span text:style-name="T13">:</text:span></text:p>
      <text:p text:style-name="P19"><text:span text:style-name="T13"><text:s/></text:span><text:span text:style-name="T5">Stacks are Abstract Data Types that operate in a last in first out (LIFO) or first in last out (FILO) type of arrangement. The elements are inserted to the top and are deleted from the top as well. The simplest example to understand stacks is a pile of plates (stacked one another). The plate which is on top (last added to stack) is the first to be removed.</text:span></text:p>
      <text:p text:style-name="P20"/>
      <text:p text:style-name="P19"><text:soft-page-break/><text:span text:style-name="T13">Push(): Pushes a new element in the stack. There are two push functions, one</text:span><text:span text:style-name="T5"> </text:span><text:span text:style-name="T13">will take the data as an argument and add it to a new node, another will take a node as</text:span><text:span text:style-name="T5"> </text:span><text:span text:style-name="T13">an argument, and at it to the stack. Pop(): Pops the topmost element in the stack, <text:s/>sizeVal(): Returns the size of the stack, HeadVal(): Returns a pointer to the head of</text:span><text:span text:style-name="T5"> </text:span><text:span text:style-name="T13">the stack. </text:span></text:p>
      <text:p text:style-name="P20"/>
      <text:p text:style-name="P21"><text:span text:style-name="T7">Time Complexity:</text:span></text:p>
      <text:list xml:id="list5177092950057779170" text:style-name="WWNum2">
        <text:list-item>
          <text:p text:style-name="P25"><text:span text:style-name="T5">Push: O(1)</text:span></text:p>
        </text:list-item>
        <text:list-item>
          <text:p text:style-name="P25"><text:span text:style-name="T5">Pop: O(1)</text:span></text:p>
        </text:list-item>
      </text:list>
      <text:p text:style-name="P28"/>
      <text:p text:style-name="P29"><text:span text:style-name="T14">Queue</text:span><text:span text:style-name="T13">: </text:span></text:p>
      <text:p text:style-name="P30"><text:span text:style-name="T5">Queues are Abstract Data Types that operate in a first in first out (FIFO) type of</text:span></text:p>
      <text:p text:style-name="P30"><text:span text:style-name="T5">arrangement. Elements are inserted at the back(end) and are deleted from the front.</text:span></text:p>
      <text:p text:style-name="P31"/>
      <text:p text:style-name="P22"><text:span text:style-name="T13">Enqueue(): Used to add a new element in the queue. There are two enqueue</text:span><text:span text:style-name="T5"> </text:span><text:span text:style-name="T13">functions, one will take the data as an argument and add it to a new node, another will</text:span><text:span text:style-name="T5"> </text:span><text:span text:style-name="T13">take a node as an argument and at it to the queue, </text:span><text:span text:style-name="T5">Dequeue</text:span><text:span text:style-name="T13">(): Used to remove a queue</text:span><text:span text:style-name="T5"> </text:span><text:span text:style-name="T13">element, sizeVal(): Returns the size of the queue, HeadVal(): Returns a pointer to</text:span><text:span text:style-name="T5"> </text:span><text:span text:style-name="T13">the head of the queue, Disp(): Prints the queue. </text:span></text:p>
      <text:p text:style-name="P23"/>
      <text:p text:style-name="P22"><text:span text:style-name="T7">Time Complexity: </text:span></text:p>
      <text:list xml:id="list1371711449350742407" text:style-name="WWNum4">
        <text:list-item>
          <text:p text:style-name="P27"><text:span text:style-name="T5">Dequeue: O(1)</text:span></text:p>
        </text:list-item>
        <text:list-item>
          <text:p text:style-name="P27"><text:span text:style-name="T5">Enqueue: O(1)</text:span></text:p>
        </text:list-item>
      </text:list>
      <text:p text:style-name="P24"/>
      <text:p text:style-name="P32"><text:span text:style-name="T14">BinaryTree</text:span><text:span text:style-name="T13">: </text:span></text:p>
      <text:p text:style-name="P30"><text:span text:style-name="T5">A tree whose elements have at most 2 children is called a binary tree. Since each element in a binary tree can have only 2 children, we typically name them the left and right child.</text:span></text:p>
      <text:p text:style-name="P30"><text:span text:style-name="T5">Each node contains three components:</text:span></text:p>
      <text:list xml:id="list5861369598956948294" text:style-name="WWNum1">
        <text:list-item>
          <text:p text:style-name="P1"><text:span text:style-name="T5">Pointer to the left subtree</text:span></text:p>
        </text:list-item>
        <text:list-item>
          <text:p text:style-name="P1"><text:span text:style-name="T5">Pointer to the right subtree</text:span></text:p>
        </text:list-item>
        <text:list-item>
          <text:p text:style-name="P1"><text:span text:style-name="T5">Data element</text:span></text:p>
        </text:list-item>
      </text:list>
      <text:p text:style-name="P30"><text:span text:style-name="T5">The topmost node in the tree is called the root. An empty tree is represented by the NULL pointer.</text:span></text:p>
      <text:p text:style-name="P32"><text:span text:style-name="T13">newNode(): Creates a new tree node, traversePreOrder(): Recursive <text:s/>function for preorder traversal, traverseInOrder(): Recursive function for inorder <text:s/>traversal, traversePostOrder(): Recursive function for postorder traversal,</text:span></text:p>
      <text:p text:style-name="P33"><text:span text:style-name="T13">InsertNode(): Inserts a new node. </text:span></text:p>
      <text:p text:style-name="P34"/>
      <text:p text:style-name="P33"><text:span text:style-name="T7">Time Complexity for traversals:</text:span><text:span text:style-name="T5"> O(n)</text:span></text:p>
      <text:p text:style-name="P33"><text:soft-page-break/><text:span text:style-name="T5">Complexity function T(n) — for all problem where tree traversal is involved — can be defined as:</text:span></text:p>
      <text:p text:style-name="P33"><text:span text:style-name="T5">T(n) = T(k) + T(n – k – 1) + c</text:span></text:p>
      <text:p text:style-name="P33"><text:span text:style-name="T5">Where k is the number of nodes on one side of the root and n-k-1 on the other side.</text:span></text:p>
      <text:p text:style-name="P34"/>
      <text:p text:style-name="P35"><text:span text:style-name="T13">Other functions include: Partition(): Partitions the list taking the last element as the</text:span><text:span text:style-name="T5"> </text:span><text:span text:style-name="T13">pivot, quickSortRecur(): Quick sort function using recursion, quickSort(): The main</text:span><text:span text:style-name="T5"> </text:span><text:span text:style-name="T13">function for quicksort which calls the quickSortRecur function. This is a wrapper</text:span><text:span text:style-name="T5"> </text:span><text:span text:style-name="T13">over the recursive function. </text:span></text:p>
      <text:p text:style-name="P36"/>
      <text:p text:style-name="P21"><text:span text:style-name="T7">Time Complexity:</text:span></text:p>
      <text:list xml:id="list6618140790642956498" text:style-name="WWNum3">
        <text:list-item>
          <text:p text:style-name="P26"><text:span text:style-name="T5">Quick Sort: O(n</text:span><text:span text:style-name="T20">2</text:span><text:span text:style-name="T5"> )</text:span></text:p>
        </text:list-item>
      </text:list>
      <text:p text:style-name="P37"><text:span text:style-name="T21">How to use our program?</text:span><text:span text:style-name="T22"> </text:span></text:p>
      <text:p text:style-name="P38"><text:span text:style-name="T23">1. </text:span><text:span text:style-name="T25">Firstly, the input given by the user is read from a file and stored in a <text:s/>queue. The user is asked to press any key to read the data. Once this is initiated, the data is then displayed and hence the input is successfully stored. </text:span></text:p>
      <text:p text:style-name="P39"><text:span text:style-name="T23">2. </text:span><text:span text:style-name="T25">To dequeue each element from the queue the user is asked to press any key this will proceed with the program. Accordingly, the dequeued data is displayed. To continue the processing the user is then asked to press any key. </text:span></text:p>
      <text:p text:style-name="P40"><text:span text:style-name="T23">3. </text:span><text:span text:style-name="T25">Now reversing the order of the data in the queue is done by dequeuing each element and pushing them onto a stack. The user is asked to press any key to dequeue and push the elements to stack. The user should press any key for the reverse order of the stack to be printed. </text:span></text:p>
      <text:p text:style-name="P41"><text:span text:style-name="T18">4. </text:span><text:span text:style-name="T25">After the reversed data is printed, the user is asked to press any key to pop off and requeue data one after the other. The popped elements are then printed.</text:span></text:p>
      <text:p text:style-name="P42"><text:span text:style-name="T23">5. </text:span><text:span text:style-name="T25">To continue the operations, when the user again presses any key, the data from the queue is placed into an unordered binary tree. The contents of the tree are then printed in Pre-Order. </text:span></text:p>
      <text:p text:style-name="P43"><text:span text:style-name="T23">6. </text:span><text:span text:style-name="T25">The user is then asked to press any key, which results in printing the contents of the tree in the Post-Order. </text:span></text:p>
      <text:p text:style-name="P44"><text:span text:style-name="T23">7. </text:span><text:span text:style-name="T25">The user will be then asked to press any key to pull the contents from the tree and push it to a Linked–List using In-Order traversal. The contents of linked lists are then printed. </text:span></text:p>
      <text:p text:style-name="P45"><text:span text:style-name="T23">8. </text:span><text:span text:style-name="T25">The user is asked to press any key to sort the contents of the list using a quick sort and printing it according to the birth year. </text:span><text:span text:style-name="T24">9. </text:span><text:span text:style-name="T25">The </text:span><text:soft-page-break/><text:span text:style-name="T25">contents of the list are printed and the user is asked to press any key to continue the processing. At this point, the user is done with the processing. </text:span></text:p>
      <text:p text:style-name="P46"><text:span text:style-name="T24">10. </text:span><text:span text:style-name="T25">The user is asked to press 0 to final exit the program after all processing is done successfully.</text:span></text:p>
      <text:p text:style-name="P2"/>
      <text:p text:style-name="P47"><text:span text:style-name="T16"/></text:p>
      <text:p text:style-name="P49"><text:span text:style-name="T17">Prason Sood (RA19110030100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IN"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IN" style:font-name-asian="Arial2" style:font-size-asian="11pt" style:language-asian="en" style:country-asian="IN"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Default_20_Paragraph_20_Font" style:display-name="Default Paragraph Font" style:family="text"/>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223cm" fo:margin-bottom="3.069cm" fo:margin-left="1.87cm" fo:margin-right="1.508cm" style:writing-mode="lr-tb" style:layout-grid-color="#c0c0c0" style:layout-grid-lines="2440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prason sood</dc:creator>
    <meta:editing-cycles>3</meta:editing-cycles>
    <meta:creation-date>2020-11-18T07:15:00</meta:creation-date>
    <dc:date>2021-05-31T04:38:22.47</dc:date>
    <meta:editing-duration>PT4S</meta:editing-duration>
    <meta:generator>OpenOffice/4.1.10$Win32 OpenOffice.org_project/4110m2$Build-9807</meta:generator>
    <meta:document-statistic meta:table-count="0" meta:image-count="0" meta:object-count="0" meta:page-count="4" meta:paragraph-count="53" meta:word-count="1084" meta:character-count="60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